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4in" svg:height="3.5331in" svg:x="2.4638in" svg:y="0.0335in">
            <draw:object draw:notify-on-update-of-ranges="Sheet1.A2:Sheet1.B2 Sheet1.A3:Sheet1.B3 Sheet1.A5:Sheet1.B5 Sheet1.A6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335in" svg:x="8.9016in" svg:y="0.011in">
            <draw:object draw:notify-on-update-of-ranges="Sheet1.A10:Sheet1.B10 Sheet1.A11:Sheet1.B11 Sheet1.A12:Sheet1.B12 Sheet1.A13:Sheet1.B13 Sheet1.A15:Sheet1.B15 Sheet1.A16:Sheet1.B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4in" svg:height="3.5335in" svg:x="2.5067in" svg:y="3.8665in">
            <draw:object draw:notify-on-update-of-ranges="Sheet1.A20:Sheet1.B20 Sheet1.A21:Sheet1.B21 Sheet1.A22:Sheet1.B22 Sheet1.A23:Sheet1.B23 Sheet1.A24:Sheet1.B24 Sheet1.A25:Sheet1.B25 Sheet1.A26:Sheet1.B26 Sheet1.A27:Sheet1.B27 Sheet1.A29:Sheet1.B29 Sheet1.A30:Sheet1.B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335in" svg:x="8.9657in" svg:y="3.911in">
            <draw:object draw:notify-on-update-of-ranges="Sheet1.A34:Sheet1.B34 Sheet1.A35:Sheet1.B35 Sheet1.A36:Sheet1.B36 Sheet1.A37:Sheet1.B37 Sheet1.A38:Sheet1.B38 Sheet1.A39:Sheet1.B39 Sheet1.A40:Sheet1.B40 Sheet1.A41:Sheet1.B41 Sheet1.A42:Sheet1.B42 Sheet1.A43:Sheet1.B43 Sheet1.A45:Sheet1.B45 Sheet1.A46:Sheet1.B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.3886in" svg:height="9.7161in" svg:x="2.4744in" svg:y="7.6614in">
            <draw:object draw:notify-on-update-of-ranges="Sheet1.A50:Sheet1.B50 Sheet1.A51:Sheet1.B51 Sheet1.A52:Sheet1.B52 Sheet1.A53:Sheet1.B53 Sheet1.A54:Sheet1.B54 Sheet1.A55:Sheet1.B55 Sheet1.A56:Sheet1.B56 Sheet1.A57:Sheet1.B57 Sheet1.A58:Sheet1.B58 Sheet1.A59:Sheet1.B59 Sheet1.A60:Sheet1.B60 Sheet1.A61:Sheet1.B61 Sheet1.A62:Sheet1.B62 Sheet1.A63:Sheet1.B63 Sheet1.A64:Sheet1.B64 Sheet1.A65:Sheet1.B65 Sheet1.A66:Sheet1.B66 Sheet1.A67:Sheet1.B67 Sheet1.A68:Sheet1.B68 Sheet1.A69:Sheet1.B69 Sheet1.A71:Sheet1.B71 Sheet1.A72:Sheet1.B7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rizon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-16.0575" calcext:value-type="float">
            <text:p>-16.0575</text:p>
          </table:table-cell>
          <table:table-cell office:value-type="float" office:value="6.9325" calcext:value-type="float">
            <text:p>6.9325</text:p>
          </table:table-cell>
        </table:table-row>
        <table:table-row table:style-name="ro1">
          <table:table-cell office:value-type="float" office:value="6.9325" calcext:value-type="float">
            <text:p>6.9325</text:p>
          </table:table-cell>
          <table:table-cell office:value-type="float" office:value="-16.0575" calcext:value-type="float">
            <text:p>-16.05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0.95" calcext:value-type="float">
            <text:p>-100.9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.86282" calcext:value-type="float">
            <text:p>-4.86282</text:p>
          </table:table-cell>
          <table:table-cell office:value-type="float" office:value="4.32012" calcext:value-type="float">
            <text:p>4.32012</text:p>
          </table:table-cell>
        </table:table-row>
        <table:table-row table:style-name="ro1">
          <table:table-cell office:value-type="float" office:value="-16.96" calcext:value-type="float">
            <text:p>-16.96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-28.3518" calcext:value-type="float">
            <text:p>-28.3518</text:p>
          </table:table-cell>
          <table:table-cell office:value-type="float" office:value="7.29576" calcext:value-type="float">
            <text:p>7.29576</text:p>
          </table:table-cell>
        </table:table-row>
        <table:table-row table:style-name="ro1">
          <table:table-cell office:value-type="float" office:value="4.32012" calcext:value-type="float">
            <text:p>4.32012</text:p>
          </table:table-cell>
          <table:table-cell office:value-type="float" office:value="-4.86282" calcext:value-type="float">
            <text:p>-4.86282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16.96" calcext:value-type="float">
            <text:p>-16.96</text:p>
          </table:table-cell>
        </table:table-row>
        <table:table-row table:style-name="ro1">
          <table:table-cell office:value-type="float" office:value="7.29576" calcext:value-type="float">
            <text:p>7.29576</text:p>
          </table:table-cell>
          <table:table-cell office:value-type="float" office:value="-28.3518" calcext:value-type="float">
            <text:p>-28.35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1.852" calcext:value-type="float">
            <text:p>-101.852</text:p>
          </table:table-cell>
          <table:table-cell office:value-type="float" office:value="8.1475" calcext:value-type="float">
            <text:p>8.1475</text:p>
          </table:table-cell>
        </table:table-row>
        <table:table-row table:style-name="ro1">
          <table:table-cell office:value-type="float" office:value="8.1475" calcext:value-type="float">
            <text:p>8.1475</text:p>
          </table:table-cell>
          <table:table-cell office:value-type="float" office:value="-101.852" calcext:value-type="float">
            <text:p>-101.85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.79554" calcext:value-type="float">
            <text:p>1.79554</text:p>
          </table:table-cell>
        </table:table-row>
        <table:table-row table:style-name="ro1">
          <table:table-cell office:value-type="float" office:value="0.0716959" calcext:value-type="float">
            <text:p>0.0716959</text:p>
          </table:table-cell>
          <table:table-cell office:value-type="float" office:value="3.17627" calcext:value-type="float">
            <text:p>3.17627</text:p>
          </table:table-cell>
        </table:table-row>
        <table:table-row table:style-name="ro1">
          <table:table-cell office:value-type="float" office:value="-1.55164" calcext:value-type="float">
            <text:p>-1.55164</text:p>
          </table:table-cell>
          <table:table-cell office:value-type="float" office:value="4.19837" calcext:value-type="float">
            <text:p>4.19837</text:p>
          </table:table-cell>
        </table:table-row>
        <table:table-row table:style-name="ro1">
          <table:table-cell office:value-type="float" office:value="-1.55164" calcext:value-type="float">
            <text:p>-1.55164</text:p>
          </table:table-cell>
          <table:table-cell office:value-type="float" office:value="4.19837" calcext:value-type="float">
            <text:p>4.19837</text:p>
          </table:table-cell>
        </table:table-row>
        <table:table-row table:style-name="ro1">
          <table:table-cell office:value-type="float" office:value="-3.17497" calcext:value-type="float">
            <text:p>-3.17497</text:p>
          </table:table-cell>
          <table:table-cell office:value-type="float" office:value="5.22047" calcext:value-type="float">
            <text:p>5.22047</text:p>
          </table:table-cell>
        </table:table-row>
        <table:table-row table:style-name="ro1">
          <table:table-cell office:value-type="float" office:value="3.17627" calcext:value-type="float">
            <text:p>3.17627</text:p>
          </table:table-cell>
          <table:table-cell office:value-type="float" office:value="0.0716959" calcext:value-type="float">
            <text:p>0.0716959</text:p>
          </table:table-cell>
        </table:table-row>
        <table:table-row table:style-name="ro1">
          <table:table-cell office:value-type="float" office:value="4.19837" calcext:value-type="float">
            <text:p>4.19837</text:p>
          </table:table-cell>
          <table:table-cell office:value-type="float" office:value="-1.55164" calcext:value-type="float">
            <text:p>-1.55164</text:p>
          </table:table-cell>
        </table:table-row>
        <table:table-row table:style-name="ro1">
          <table:table-cell office:value-type="float" office:value="4.19837" calcext:value-type="float">
            <text:p>4.19837</text:p>
          </table:table-cell>
          <table:table-cell office:value-type="float" office:value="-1.55164" calcext:value-type="float">
            <text:p>-1.55164</text:p>
          </table:table-cell>
        </table:table-row>
        <table:table-row table:style-name="ro1">
          <table:table-cell office:value-type="float" office:value="5.22047" calcext:value-type="float">
            <text:p>5.22047</text:p>
          </table:table-cell>
          <table:table-cell office:value-type="float" office:value="-3.17497" calcext:value-type="float">
            <text:p>-3.174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7.8057" calcext:value-type="float">
            <text:p>-97.8057</text:p>
          </table:table-cell>
          <table:table-cell office:value-type="float" office:value="12.1943" calcext:value-type="float">
            <text:p>12.1943</text:p>
          </table:table-cell>
        </table:table-row>
        <table:table-row table:style-name="ro1">
          <table:table-cell office:value-type="float" office:value="12.1943" calcext:value-type="float">
            <text:p>12.1943</text:p>
          </table:table-cell>
          <table:table-cell office:value-type="float" office:value="-97.8057" calcext:value-type="float">
            <text:p>-97.805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3.4874" calcext:value-type="float">
            <text:p>-13.4874</text:p>
          </table:table-cell>
          <table:table-cell office:value-type="float" office:value="9.10277" calcext:value-type="float">
            <text:p>9.10277</text:p>
          </table:table-cell>
        </table:table-row>
        <table:table-row table:style-name="ro1">
          <table:table-cell office:value-type="float" office:value="-14.8794" calcext:value-type="float">
            <text:p>-14.8794</text:p>
          </table:table-cell>
          <table:table-cell office:value-type="float" office:value="9.29952" calcext:value-type="float">
            <text:p>9.29952</text:p>
          </table:table-cell>
        </table:table-row>
        <table:table-row table:style-name="ro1">
          <table:table-cell office:value-type="float" office:value="-16.1903" calcext:value-type="float">
            <text:p>-16.1903</text:p>
          </table:table-cell>
          <table:table-cell office:value-type="float" office:value="9.44517" calcext:value-type="float">
            <text:p>9.44517</text:p>
          </table:table-cell>
        </table:table-row>
        <table:table-row table:style-name="ro1">
          <table:table-cell office:value-type="float" office:value="-16.1903" calcext:value-type="float">
            <text:p>-16.1903</text:p>
          </table:table-cell>
          <table:table-cell office:value-type="float" office:value="9.44517" calcext:value-type="float">
            <text:p>9.44517</text:p>
          </table:table-cell>
        </table:table-row>
        <table:table-row table:style-name="ro1">
          <table:table-cell office:value-type="float" office:value="-17.5011" calcext:value-type="float">
            <text:p>-17.5011</text:p>
          </table:table-cell>
          <table:table-cell office:value-type="float" office:value="9.59082" calcext:value-type="float">
            <text:p>9.59082</text:p>
          </table:table-cell>
        </table:table-row>
        <table:table-row table:style-name="ro1">
          <table:table-cell office:value-type="float" office:value="-12.3725" calcext:value-type="float">
            <text:p>-12.3725</text:p>
          </table:table-cell>
          <table:table-cell office:value-type="float" office:value="8.85712" calcext:value-type="float">
            <text:p>8.85712</text:p>
          </table:table-cell>
        </table:table-row>
        <table:table-row table:style-name="ro1">
          <table:table-cell office:value-type="float" office:value="-11.5471" calcext:value-type="float">
            <text:p>-11.5471</text:p>
          </table:table-cell>
          <table:table-cell office:value-type="float" office:value="8.6258" calcext:value-type="float">
            <text:p>8.6258</text:p>
          </table:table-cell>
        </table:table-row>
        <table:table-row table:style-name="ro1">
          <table:table-cell office:value-type="float" office:value="-11.5471" calcext:value-type="float">
            <text:p>-11.5471</text:p>
          </table:table-cell>
          <table:table-cell office:value-type="float" office:value="8.6258" calcext:value-type="float">
            <text:p>8.6258</text:p>
          </table:table-cell>
        </table:table-row>
        <table:table-row table:style-name="ro1">
          <table:table-cell table:number-columns-repeated="2" office:value-type="float" office:value="2.7631" calcext:value-type="float">
            <text:p>2.7631</text:p>
          </table:table-cell>
        </table:table-row>
        <table:table-row table:style-name="ro1">
          <table:table-cell office:value-type="float" office:value="-10.7218" calcext:value-type="float">
            <text:p>-10.7218</text:p>
          </table:table-cell>
          <table:table-cell office:value-type="float" office:value="8.39447" calcext:value-type="float">
            <text:p>8.39447</text:p>
          </table:table-cell>
        </table:table-row>
        <table:table-row table:style-name="ro1">
          <table:table-cell office:value-type="float" office:value="9.10277" calcext:value-type="float">
            <text:p>9.10277</text:p>
          </table:table-cell>
          <table:table-cell office:value-type="float" office:value="-13.4874" calcext:value-type="float">
            <text:p>-13.4874</text:p>
          </table:table-cell>
        </table:table-row>
        <table:table-row table:style-name="ro1">
          <table:table-cell office:value-type="float" office:value="8.85712" calcext:value-type="float">
            <text:p>8.85712</text:p>
          </table:table-cell>
          <table:table-cell office:value-type="float" office:value="-12.3725" calcext:value-type="float">
            <text:p>-12.3725</text:p>
          </table:table-cell>
        </table:table-row>
        <table:table-row table:style-name="ro1">
          <table:table-cell office:value-type="float" office:value="8.6258" calcext:value-type="float">
            <text:p>8.6258</text:p>
          </table:table-cell>
          <table:table-cell office:value-type="float" office:value="-11.5471" calcext:value-type="float">
            <text:p>-11.5471</text:p>
          </table:table-cell>
        </table:table-row>
        <table:table-row table:style-name="ro1">
          <table:table-cell office:value-type="float" office:value="8.6258" calcext:value-type="float">
            <text:p>8.6258</text:p>
          </table:table-cell>
          <table:table-cell office:value-type="float" office:value="-11.5471" calcext:value-type="float">
            <text:p>-11.5471</text:p>
          </table:table-cell>
        </table:table-row>
        <table:table-row table:style-name="ro1">
          <table:table-cell office:value-type="float" office:value="8.39447" calcext:value-type="float">
            <text:p>8.39447</text:p>
          </table:table-cell>
          <table:table-cell office:value-type="float" office:value="-10.7218" calcext:value-type="float">
            <text:p>-10.7218</text:p>
          </table:table-cell>
        </table:table-row>
        <table:table-row table:style-name="ro1">
          <table:table-cell office:value-type="float" office:value="9.29952" calcext:value-type="float">
            <text:p>9.29952</text:p>
          </table:table-cell>
          <table:table-cell office:value-type="float" office:value="-14.8794" calcext:value-type="float">
            <text:p>-14.8794</text:p>
          </table:table-cell>
        </table:table-row>
        <table:table-row table:style-name="ro1">
          <table:table-cell office:value-type="float" office:value="9.44517" calcext:value-type="float">
            <text:p>9.44517</text:p>
          </table:table-cell>
          <table:table-cell office:value-type="float" office:value="-16.1903" calcext:value-type="float">
            <text:p>-16.1903</text:p>
          </table:table-cell>
        </table:table-row>
        <table:table-row table:style-name="ro1">
          <table:table-cell office:value-type="float" office:value="9.44517" calcext:value-type="float">
            <text:p>9.44517</text:p>
          </table:table-cell>
          <table:table-cell office:value-type="float" office:value="-16.1903" calcext:value-type="float">
            <text:p>-16.1903</text:p>
          </table:table-cell>
        </table:table-row>
        <table:table-row table:style-name="ro1">
          <table:table-cell office:value-type="float" office:value="9.59082" calcext:value-type="float">
            <text:p>9.59082</text:p>
          </table:table-cell>
          <table:table-cell office:value-type="float" office:value="-17.5011" calcext:value-type="float">
            <text:p>-17.50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8.2942" calcext:value-type="float">
            <text:p>-98.2942</text:p>
          </table:table-cell>
          <table:table-cell office:value-type="float" office:value="11.7058" calcext:value-type="float">
            <text:p>11.7058</text:p>
          </table:table-cell>
        </table:table-row>
        <table:table-row table:style-name="ro1">
          <table:table-cell office:value-type="float" office:value="11.7058" calcext:value-type="float">
            <text:p>11.7058</text:p>
          </table:table-cell>
          <table:table-cell office:value-type="float" office:value="-98.2942" calcext:value-type="float">
            <text:p>-98.2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0T17:39:13.420550000</dc:date>
    <meta:document-statistic meta:table-count="1" meta:cell-count="118" meta:object-count="5"/>
    <meta:generator>LibreOffice/4.2.2.1$MacOSX_X86_64 LibreOffice_project/3be8cda0bddd8e430d8cda1ebfd581265cca5a0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scatter" chart:style-name="ch1">
        <chart:legend chart:legend-position="end" svg:x="13.655cm" svg:y="3.678cm" style:legend-expansion="high" chart:style-name="ch2"/>
        <chart:plot-area chart:style-name="ch3" table:cell-range-address="Sheet1.A2:Sheet1.B3 Sheet1.A5:Sheet1.B6" chart:data-source-has-labels="row" svg:x="0.769cm" svg:y="0.851cm" svg:width="12.248cm" svg:height="7.525cm">
          <chartooo:coordinate-region svg:x="1.723cm" svg:y="1.055cm" svg:width="11.049cm" svg:height="7.119cm"/>
          <chart:axis chart:dimension="x" chart:name="primary-x" chart:style-name="ch4" chartooo:axis-type="auto">
            <chart:categories table:cell-range-address="Sheet1.A2:Sheet1.B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B3" chart:class="chart:scatter">
            <chart:domain table:cell-range-address="Sheet1.A2:Sheet1.B2"/>
            <chart:data-point chart:repeated="2"/>
          </chart:series>
          <chart:series chart:style-name="ch7" chart:values-cell-range-address="Sheet1.A5:Sheet1.B5" chart:class="chart:scatter">
            <chart:data-point chart:repeated="2"/>
          </chart:series>
          <chart:series chart:style-name="ch8" chart:values-cell-range-address="Sheet1.A6:Sheet1.B6" chart:class="chart:scatte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A2:Sheet1.B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Sheet1.A3:Sheet1.B3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-100">
                <text:p>-100</text:p>
                <draw:g>
                  <svg:desc>Sheet1.A5:Sheet1.B5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A6:Sheet1.B6</svg:desc>
                </draw:g>
              </table:table-cell>
              <table:table-cell office:value-type="float" office:value="-100">
                <text:p>-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style-name="ch1">
        <chart:legend chart:legend-position="end" svg:x="13.466cm" svg:y="3.173cm" style:legend-expansion="high" chart:style-name="ch2"/>
        <chart:plot-area chart:style-name="ch3" table:cell-range-address="Sheet1.A10:Sheet1.B13 Sheet1.A15:Sheet1.B16" chart:data-source-has-labels="row" svg:x="0.769cm" svg:y="0.851cm" svg:width="12.059cm" svg:height="7.526cm">
          <chartooo:coordinate-region svg:x="1.723cm" svg:y="1.055cm" svg:width="10.86cm" svg:height="7.12cm"/>
          <chart:axis chart:dimension="x" chart:name="primary-x" chart:style-name="ch4" chartooo:axis-type="auto">
            <chart:categories table:cell-range-address="Sheet1.A10:Sheet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B11" chart:class="chart:scatter">
            <chart:domain table:cell-range-address="Sheet1.A10:Sheet1.B10"/>
            <chart:data-point chart:repeated="2"/>
          </chart:series>
          <chart:series chart:style-name="ch7" chart:values-cell-range-address="Sheet1.A12:Sheet1.B12" chart:class="chart:scatter">
            <chart:data-point chart:repeated="2"/>
          </chart:series>
          <chart:series chart:style-name="ch8" chart:values-cell-range-address="Sheet1.A13:Sheet1.B13" chart:class="chart:scatter">
            <chart:data-point chart:repeated="2"/>
          </chart:series>
          <chart:series chart:style-name="ch9" chart:values-cell-range-address="Sheet1.A15:Sheet1.B15" chart:class="chart:scatter">
            <chart:data-point chart:repeated="2"/>
          </chart:series>
          <chart:series chart:style-name="ch10" chart:values-cell-range-address="Sheet1.A16:Sheet1.B16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A10:Sheet1.B1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-1.95">
                <text:p>-1.95</text:p>
                <draw:g>
                  <svg:desc>Sheet1.A11:Sheet1.B11</svg:desc>
                </draw:g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16.0575">
                <text:p>-16.0575</text:p>
                <draw:g>
                  <svg:desc>Sheet1.A12:Sheet1.B12</svg:desc>
                </draw:g>
              </table:table-cell>
              <table:table-cell office:value-type="float" office:value="6.9325">
                <text:p>6.932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6.9325">
                <text:p>6.9325</text:p>
                <draw:g>
                  <svg:desc>Sheet1.A13:Sheet1.B13</svg:desc>
                </draw:g>
              </table:table-cell>
              <table:table-cell office:value-type="float" office:value="-16.0575">
                <text:p>-16.057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-100.95">
                <text:p>-100.95</text:p>
                <draw:g>
                  <svg:desc>Sheet1.A15:Sheet1.B15</svg:desc>
                </draw:g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9.05">
                <text:p>9.05</text:p>
                <draw:g>
                  <svg:desc>Sheet1.A16:Sheet1.B16</svg:desc>
                </draw:g>
              </table:table-cell>
              <table:table-cell office:value-type="float" office:value="-100.95">
                <text:p>-100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style-name="ch1">
        <chart:legend chart:legend-position="end" svg:x="13.466cm" svg:y="2.161cm" style:legend-expansion="high" chart:style-name="ch2"/>
        <chart:plot-area chart:style-name="ch3" table:cell-range-address="Sheet1.A20:Sheet1.B27 Sheet1.A29:Sheet1.B30" chart:data-source-has-labels="row" svg:x="0.769cm" svg:y="0.851cm" svg:width="12.059cm" svg:height="7.526cm">
          <chartooo:coordinate-region svg:x="1.723cm" svg:y="1.055cm" svg:width="10.86cm" svg:height="7.12cm"/>
          <chart:axis chart:dimension="x" chart:name="primary-x" chart:style-name="ch4" chartooo:axis-type="auto">
            <chart:categories table:cell-range-address="Sheet1.A20:Sheet1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B21" chart:class="chart:scatter">
            <chart:domain table:cell-range-address="Sheet1.A20:Sheet1.B20"/>
            <chart:data-point chart:repeated="2"/>
          </chart:series>
          <chart:series chart:style-name="ch7" chart:values-cell-range-address="Sheet1.A22:Sheet1.B22" chart:class="chart:scatter">
            <chart:data-point chart:repeated="2"/>
          </chart:series>
          <chart:series chart:style-name="ch8" chart:values-cell-range-address="Sheet1.A23:Sheet1.B23" chart:class="chart:scatter">
            <chart:data-point chart:repeated="2"/>
          </chart:series>
          <chart:series chart:style-name="ch9" chart:values-cell-range-address="Sheet1.A24:Sheet1.B24" chart:class="chart:scatter">
            <chart:data-point chart:repeated="2"/>
          </chart:series>
          <chart:series chart:style-name="ch10" chart:values-cell-range-address="Sheet1.A25:Sheet1.B25" chart:class="chart:scatter">
            <chart:data-point chart:repeated="2"/>
          </chart:series>
          <chart:series chart:style-name="ch11" chart:values-cell-range-address="Sheet1.A26:Sheet1.B26" chart:class="chart:scatter">
            <chart:data-point chart:repeated="2"/>
          </chart:series>
          <chart:series chart:style-name="ch12" chart:values-cell-range-address="Sheet1.A27:Sheet1.B27" chart:class="chart:scatter">
            <chart:data-point chart:repeated="2"/>
          </chart:series>
          <chart:series chart:style-name="ch13" chart:values-cell-range-address="Sheet1.A29:Sheet1.B29" chart:class="chart:scatter">
            <chart:data-point chart:repeated="2"/>
          </chart:series>
          <chart:series chart:style-name="ch14" chart:values-cell-range-address="Sheet1.A30:Sheet1.B30" chart:class="chart:scatte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A20:Sheet1.B2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-4.86282">
                <text:p>-4.86282</text:p>
                <draw:g>
                  <svg:desc>Sheet1.A21:Sheet1.B21</svg:desc>
                </draw:g>
              </table:table-cell>
              <table:table-cell office:value-type="float" office:value="4.32012">
                <text:p>4.32012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-16.96">
                <text:p>-16.96</text:p>
                <draw:g>
                  <svg:desc>Sheet1.A22:Sheet1.B22</svg:desc>
                </draw:g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-28.3518">
                <text:p>-28.3518</text:p>
                <draw:g>
                  <svg:desc>Sheet1.A23:Sheet1.B23</svg:desc>
                </draw:g>
              </table:table-cell>
              <table:table-cell office:value-type="float" office:value="7.29576">
                <text:p>7.29576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4.32012">
                <text:p>4.32012</text:p>
                <draw:g>
                  <svg:desc>Sheet1.A24:Sheet1.B24</svg:desc>
                </draw:g>
              </table:table-cell>
              <table:table-cell office:value-type="float" office:value="-4.86282">
                <text:p>-4.86282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Sheet1.A25:Sheet1.B25</svg:desc>
                </draw:g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6.03">
                <text:p>6.03</text:p>
                <draw:g>
                  <svg:desc>Sheet1.A26:Sheet1.B26</svg:desc>
                </draw:g>
              </table:table-cell>
              <table:table-cell office:value-type="float" office:value="-16.96">
                <text:p>-16.96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7.29576">
                <text:p>7.29576</text:p>
                <draw:g>
                  <svg:desc>Sheet1.A27:Sheet1.B27</svg:desc>
                </draw:g>
              </table:table-cell>
              <table:table-cell office:value-type="float" office:value="-28.3518">
                <text:p>-28.3518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-101.852">
                <text:p>-101.852</text:p>
                <draw:g>
                  <svg:desc>Sheet1.A29:Sheet1.B29</svg:desc>
                </draw:g>
              </table:table-cell>
              <table:table-cell office:value-type="float" office:value="8.1475">
                <text:p>8.1475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8.1475">
                <text:p>8.1475</text:p>
                <draw:g>
                  <svg:desc>Sheet1.A30:Sheet1.B30</svg:desc>
                </draw:g>
              </table:table-cell>
              <table:table-cell office:value-type="float" office:value="-101.852">
                <text:p>-101.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style-name="ch1">
        <chart:legend chart:legend-position="end" svg:x="13.466cm" svg:y="1.655cm" style:legend-expansion="high" chart:style-name="ch2"/>
        <chart:plot-area chart:style-name="ch3" table:cell-range-address="Sheet1.A34:Sheet1.B43 Sheet1.A45:Sheet1.B46" chart:data-source-has-labels="row" svg:x="0.769cm" svg:y="0.851cm" svg:width="12.059cm" svg:height="7.526cm">
          <chartooo:coordinate-region svg:x="1.723cm" svg:y="1.055cm" svg:width="10.86cm" svg:height="7.12cm"/>
          <chart:axis chart:dimension="x" chart:name="primary-x" chart:style-name="ch4" chartooo:axis-type="auto">
            <chart:categories table:cell-range-address="Sheet1.A34:Sheet1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35:Sheet1.B35" chart:class="chart:scatter">
            <chart:domain table:cell-range-address="Sheet1.A34:Sheet1.B34"/>
            <chart:data-point chart:repeated="2"/>
          </chart:series>
          <chart:series chart:style-name="ch7" chart:values-cell-range-address="Sheet1.A36:Sheet1.B36" chart:class="chart:scatter">
            <chart:data-point chart:repeated="2"/>
          </chart:series>
          <chart:series chart:style-name="ch8" chart:values-cell-range-address="Sheet1.A37:Sheet1.B37" chart:class="chart:scatter">
            <chart:data-point chart:repeated="2"/>
          </chart:series>
          <chart:series chart:style-name="ch9" chart:values-cell-range-address="Sheet1.A38:Sheet1.B38" chart:class="chart:scatter">
            <chart:data-point chart:repeated="2"/>
          </chart:series>
          <chart:series chart:style-name="ch10" chart:values-cell-range-address="Sheet1.A39:Sheet1.B39" chart:class="chart:scatter">
            <chart:data-point chart:repeated="2"/>
          </chart:series>
          <chart:series chart:style-name="ch11" chart:values-cell-range-address="Sheet1.A40:Sheet1.B40" chart:class="chart:scatter">
            <chart:data-point chart:repeated="2"/>
          </chart:series>
          <chart:series chart:style-name="ch12" chart:values-cell-range-address="Sheet1.A41:Sheet1.B41" chart:class="chart:scatter">
            <chart:data-point chart:repeated="2"/>
          </chart:series>
          <chart:series chart:style-name="ch13" chart:values-cell-range-address="Sheet1.A42:Sheet1.B42" chart:class="chart:scatter">
            <chart:data-point chart:repeated="2"/>
          </chart:series>
          <chart:series chart:style-name="ch14" chart:values-cell-range-address="Sheet1.A43:Sheet1.B43" chart:class="chart:scatter">
            <chart:data-point chart:repeated="2"/>
          </chart:series>
          <chart:series chart:style-name="ch15" chart:values-cell-range-address="Sheet1.A45:Sheet1.B45" chart:class="chart:scatter">
            <chart:data-point chart:repeated="2"/>
          </chart:series>
          <chart:series chart:style-name="ch16" chart:values-cell-range-address="Sheet1.A46:Sheet1.B46" chart:class="chart:scatte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A34:Sheet1.B34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79554">
                <text:p>1.79554</text:p>
                <draw:g>
                  <svg:desc>Sheet1.A35:Sheet1.B35</svg:desc>
                </draw:g>
              </table:table-cell>
              <table:table-cell office:value-type="float" office:value="1.79554">
                <text:p>1.79554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716959">
                <text:p>0.0716959</text:p>
                <draw:g>
                  <svg:desc>Sheet1.A36:Sheet1.B36</svg:desc>
                </draw:g>
              </table:table-cell>
              <table:table-cell office:value-type="float" office:value="3.17627">
                <text:p>3.17627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-1.55164">
                <text:p>-1.55164</text:p>
                <draw:g>
                  <svg:desc>Sheet1.A37:Sheet1.B37</svg:desc>
                </draw:g>
              </table:table-cell>
              <table:table-cell office:value-type="float" office:value="4.19837">
                <text:p>4.19837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-1.55164">
                <text:p>-1.55164</text:p>
                <draw:g>
                  <svg:desc>Sheet1.A38:Sheet1.B38</svg:desc>
                </draw:g>
              </table:table-cell>
              <table:table-cell office:value-type="float" office:value="4.19837">
                <text:p>4.19837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-3.17497">
                <text:p>-3.17497</text:p>
                <draw:g>
                  <svg:desc>Sheet1.A39:Sheet1.B39</svg:desc>
                </draw:g>
              </table:table-cell>
              <table:table-cell office:value-type="float" office:value="5.22047">
                <text:p>5.22047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3.17627">
                <text:p>3.17627</text:p>
                <draw:g>
                  <svg:desc>Sheet1.A40:Sheet1.B40</svg:desc>
                </draw:g>
              </table:table-cell>
              <table:table-cell office:value-type="float" office:value="0.0716959">
                <text:p>0.07169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19837">
                <text:p>4.19837</text:p>
                <draw:g>
                  <svg:desc>Sheet1.A41:Sheet1.B41</svg:desc>
                </draw:g>
              </table:table-cell>
              <table:table-cell office:value-type="float" office:value="-1.55164">
                <text:p>-1.55164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4.19837">
                <text:p>4.19837</text:p>
                <draw:g>
                  <svg:desc>Sheet1.A42:Sheet1.B42</svg:desc>
                </draw:g>
              </table:table-cell>
              <table:table-cell office:value-type="float" office:value="-1.55164">
                <text:p>-1.55164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5.22047">
                <text:p>5.22047</text:p>
                <draw:g>
                  <svg:desc>Sheet1.A43:Sheet1.B43</svg:desc>
                </draw:g>
              </table:table-cell>
              <table:table-cell office:value-type="float" office:value="-3.17497">
                <text:p>-3.17497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-97.8057">
                <text:p>-97.8057</text:p>
                <draw:g>
                  <svg:desc>Sheet1.A45:Sheet1.B45</svg:desc>
                </draw:g>
              </table:table-cell>
              <table:table-cell office:value-type="float" office:value="12.1943">
                <text:p>12.1943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12.1943">
                <text:p>12.1943</text:p>
                <draw:g>
                  <svg:desc>Sheet1.A46:Sheet1.B46</svg:desc>
                </draw:g>
              </table:table-cell>
              <table:table-cell office:value-type="float" office:value="-97.8057">
                <text:p>-97.80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41.628cm" svg:height="24.68cm" xlink:href=".." xlink:type="simple" chart:class="chart:scatter" chart:style-name="ch1">
        <chart:legend chart:legend-position="end" svg:x="39.095cm" svg:y="6.977cm" style:legend-expansion="high" chart:style-name="ch2"/>
        <chart:plot-area chart:style-name="ch3" table:cell-range-address="Sheet1.A50:Sheet1.B69 Sheet1.A71:Sheet1.B72" chart:data-source-has-labels="row" svg:x="1.282cm" svg:y="2.107cm" svg:width="36.149cm" svg:height="21.66cm">
          <chartooo:coordinate-region svg:x="2.236cm" svg:y="2.31cm" svg:width="34.95cm" svg:height="21.254cm"/>
          <chart:axis chart:dimension="x" chart:name="primary-x" chart:style-name="ch4" chartooo:axis-type="auto">
            <chart:categories table:cell-range-address="Sheet1.A50:Sheet1.B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51:Sheet1.B51" chart:class="chart:scatter">
            <chart:domain table:cell-range-address="Sheet1.A50:Sheet1.B50"/>
            <chart:data-point chart:repeated="2"/>
          </chart:series>
          <chart:series chart:style-name="ch7" chart:values-cell-range-address="Sheet1.A52:Sheet1.B52" chart:class="chart:scatter">
            <chart:data-point chart:repeated="2"/>
          </chart:series>
          <chart:series chart:style-name="ch8" chart:values-cell-range-address="Sheet1.A53:Sheet1.B53" chart:class="chart:scatter">
            <chart:data-point chart:repeated="2"/>
          </chart:series>
          <chart:series chart:style-name="ch9" chart:values-cell-range-address="Sheet1.A54:Sheet1.B54" chart:class="chart:scatter">
            <chart:data-point chart:repeated="2"/>
          </chart:series>
          <chart:series chart:style-name="ch10" chart:values-cell-range-address="Sheet1.A55:Sheet1.B55" chart:class="chart:scatter">
            <chart:data-point chart:repeated="2"/>
          </chart:series>
          <chart:series chart:style-name="ch11" chart:values-cell-range-address="Sheet1.A56:Sheet1.B56" chart:class="chart:scatter">
            <chart:data-point chart:repeated="2"/>
          </chart:series>
          <chart:series chart:style-name="ch12" chart:values-cell-range-address="Sheet1.A57:Sheet1.B57" chart:class="chart:scatter">
            <chart:data-point chart:repeated="2"/>
          </chart:series>
          <chart:series chart:style-name="ch13" chart:values-cell-range-address="Sheet1.A58:Sheet1.B58" chart:class="chart:scatter">
            <chart:data-point chart:repeated="2"/>
          </chart:series>
          <chart:series chart:style-name="ch14" chart:values-cell-range-address="Sheet1.A59:Sheet1.B59" chart:class="chart:scatter">
            <chart:data-point chart:repeated="2"/>
          </chart:series>
          <chart:series chart:style-name="ch15" chart:values-cell-range-address="Sheet1.A60:Sheet1.B60" chart:class="chart:scatter">
            <chart:data-point chart:repeated="2"/>
          </chart:series>
          <chart:series chart:style-name="ch16" chart:values-cell-range-address="Sheet1.A61:Sheet1.B61" chart:class="chart:scatter">
            <chart:data-point chart:repeated="2"/>
          </chart:series>
          <chart:series chart:style-name="ch17" chart:values-cell-range-address="Sheet1.A62:Sheet1.B62" chart:class="chart:scatter">
            <chart:data-point chart:repeated="2"/>
          </chart:series>
          <chart:series chart:style-name="ch18" chart:values-cell-range-address="Sheet1.A63:Sheet1.B63" chart:class="chart:scatter">
            <chart:data-point chart:repeated="2"/>
          </chart:series>
          <chart:series chart:style-name="ch19" chart:values-cell-range-address="Sheet1.A64:Sheet1.B64" chart:class="chart:scatter">
            <chart:data-point chart:repeated="2"/>
          </chart:series>
          <chart:series chart:style-name="ch20" chart:values-cell-range-address="Sheet1.A65:Sheet1.B65" chart:class="chart:scatter">
            <chart:data-point chart:repeated="2"/>
          </chart:series>
          <chart:series chart:style-name="ch21" chart:values-cell-range-address="Sheet1.A66:Sheet1.B66" chart:class="chart:scatter">
            <chart:data-point chart:repeated="2"/>
          </chart:series>
          <chart:series chart:style-name="ch22" chart:values-cell-range-address="Sheet1.A67:Sheet1.B67" chart:class="chart:scatter">
            <chart:data-point chart:repeated="2"/>
          </chart:series>
          <chart:series chart:style-name="ch23" chart:values-cell-range-address="Sheet1.A68:Sheet1.B68" chart:class="chart:scatter">
            <chart:data-point chart:repeated="2"/>
          </chart:series>
          <chart:series chart:style-name="ch24" chart:values-cell-range-address="Sheet1.A69:Sheet1.B69" chart:class="chart:scatter">
            <chart:data-point chart:repeated="2"/>
          </chart:series>
          <chart:series chart:style-name="ch25" chart:values-cell-range-address="Sheet1.A71:Sheet1.B71" chart:class="chart:scatter">
            <chart:data-point chart:repeated="2"/>
          </chart:series>
          <chart:series chart:style-name="ch26" chart:values-cell-range-address="Sheet1.A72:Sheet1.B72" chart:class="chart:scatter">
            <chart:data-point chart:repeated="2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A50:Sheet1.B5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-13.4874">
                <text:p>-13.4874</text:p>
                <draw:g>
                  <svg:desc>Sheet1.A51:Sheet1.B51</svg:desc>
                </draw:g>
              </table:table-cell>
              <table:table-cell office:value-type="float" office:value="9.10277">
                <text:p>9.10277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-14.8794">
                <text:p>-14.8794</text:p>
                <draw:g>
                  <svg:desc>Sheet1.A52:Sheet1.B52</svg:desc>
                </draw:g>
              </table:table-cell>
              <table:table-cell office:value-type="float" office:value="9.29952">
                <text:p>9.29952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-16.1903">
                <text:p>-16.1903</text:p>
                <draw:g>
                  <svg:desc>Sheet1.A53:Sheet1.B53</svg:desc>
                </draw:g>
              </table:table-cell>
              <table:table-cell office:value-type="float" office:value="9.44517">
                <text:p>9.44517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-16.1903">
                <text:p>-16.1903</text:p>
                <draw:g>
                  <svg:desc>Sheet1.A54:Sheet1.B54</svg:desc>
                </draw:g>
              </table:table-cell>
              <table:table-cell office:value-type="float" office:value="9.44517">
                <text:p>9.44517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-17.5011">
                <text:p>-17.5011</text:p>
                <draw:g>
                  <svg:desc>Sheet1.A55:Sheet1.B55</svg:desc>
                </draw:g>
              </table:table-cell>
              <table:table-cell office:value-type="float" office:value="9.59082">
                <text:p>9.59082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-12.3725">
                <text:p>-12.3725</text:p>
                <draw:g>
                  <svg:desc>Sheet1.A56:Sheet1.B56</svg:desc>
                </draw:g>
              </table:table-cell>
              <table:table-cell office:value-type="float" office:value="8.85712">
                <text:p>8.85712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-11.5471">
                <text:p>-11.5471</text:p>
                <draw:g>
                  <svg:desc>Sheet1.A57:Sheet1.B57</svg:desc>
                </draw:g>
              </table:table-cell>
              <table:table-cell office:value-type="float" office:value="8.6258">
                <text:p>8.6258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-11.5471">
                <text:p>-11.5471</text:p>
                <draw:g>
                  <svg:desc>Sheet1.A58:Sheet1.B58</svg:desc>
                </draw:g>
              </table:table-cell>
              <table:table-cell office:value-type="float" office:value="8.6258">
                <text:p>8.6258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2.7631">
                <text:p>2.7631</text:p>
                <draw:g>
                  <svg:desc>Sheet1.A59:Sheet1.B59</svg:desc>
                </draw:g>
              </table:table-cell>
              <table:table-cell office:value-type="float" office:value="2.7631">
                <text:p>2.7631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-10.7218">
                <text:p>-10.7218</text:p>
                <draw:g>
                  <svg:desc>Sheet1.A60:Sheet1.B60</svg:desc>
                </draw:g>
              </table:table-cell>
              <table:table-cell office:value-type="float" office:value="8.39447">
                <text:p>8.39447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9.10277">
                <text:p>9.10277</text:p>
                <draw:g>
                  <svg:desc>Sheet1.A61:Sheet1.B61</svg:desc>
                </draw:g>
              </table:table-cell>
              <table:table-cell office:value-type="float" office:value="-13.4874">
                <text:p>-13.4874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8.85712">
                <text:p>8.85712</text:p>
                <draw:g>
                  <svg:desc>Sheet1.A62:Sheet1.B62</svg:desc>
                </draw:g>
              </table:table-cell>
              <table:table-cell office:value-type="float" office:value="-12.3725">
                <text:p>-12.3725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8.6258">
                <text:p>8.6258</text:p>
                <draw:g>
                  <svg:desc>Sheet1.A63:Sheet1.B63</svg:desc>
                </draw:g>
              </table:table-cell>
              <table:table-cell office:value-type="float" office:value="-11.5471">
                <text:p>-11.5471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8.6258">
                <text:p>8.6258</text:p>
                <draw:g>
                  <svg:desc>Sheet1.A64:Sheet1.B64</svg:desc>
                </draw:g>
              </table:table-cell>
              <table:table-cell office:value-type="float" office:value="-11.5471">
                <text:p>-11.5471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8.39447">
                <text:p>8.39447</text:p>
                <draw:g>
                  <svg:desc>Sheet1.A65:Sheet1.B65</svg:desc>
                </draw:g>
              </table:table-cell>
              <table:table-cell office:value-type="float" office:value="-10.7218">
                <text:p>-10.7218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9.29952">
                <text:p>9.29952</text:p>
                <draw:g>
                  <svg:desc>Sheet1.A66:Sheet1.B66</svg:desc>
                </draw:g>
              </table:table-cell>
              <table:table-cell office:value-type="float" office:value="-14.8794">
                <text:p>-14.8794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9.44517">
                <text:p>9.44517</text:p>
                <draw:g>
                  <svg:desc>Sheet1.A67:Sheet1.B67</svg:desc>
                </draw:g>
              </table:table-cell>
              <table:table-cell office:value-type="float" office:value="-16.1903">
                <text:p>-16.1903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9.44517">
                <text:p>9.44517</text:p>
                <draw:g>
                  <svg:desc>Sheet1.A68:Sheet1.B68</svg:desc>
                </draw:g>
              </table:table-cell>
              <table:table-cell office:value-type="float" office:value="-16.1903">
                <text:p>-16.1903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9.59082">
                <text:p>9.59082</text:p>
                <draw:g>
                  <svg:desc>Sheet1.A69:Sheet1.B69</svg:desc>
                </draw:g>
              </table:table-cell>
              <table:table-cell office:value-type="float" office:value="-17.5011">
                <text:p>-17.5011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-98.2942">
                <text:p>-98.2942</text:p>
                <draw:g>
                  <svg:desc>Sheet1.A71:Sheet1.B71</svg:desc>
                </draw:g>
              </table:table-cell>
              <table:table-cell office:value-type="float" office:value="11.7058">
                <text:p>11.7058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11.7058">
                <text:p>11.7058</text:p>
                <draw:g>
                  <svg:desc>Sheet1.A72:Sheet1.B72</svg:desc>
                </draw:g>
              </table:table-cell>
              <table:table-cell office:value-type="float" office:value="-98.2942">
                <text:p>-98.29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